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199cm" svg:stroke-color="#000000" draw:marker-start-width="0.298cm" draw:marker-end-width="0.29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21cm" svg:stroke-color="#000000" draw:marker-start-width="0.164cm" draw:marker-end-width="0.164cm" draw:textarea-horizontal-align="center" draw:textarea-vertical-align="middle" fo:padding-top="0.104cm" fo:padding-bottom="0.104cm" fo:padding-left="0.104cm" fo:padding-right="0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2cm" svg:stroke-color="#000000" draw:marker-start-width="0.083cm" draw:marker-end-width="0.083cm" draw:textarea-horizontal-align="center" draw:textarea-vertical-align="middle" fo:padding-top="0.109cm" fo:padding-bottom="0.109cm" fo:padding-left="0.109cm" fo:padding-right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29cm" svg:stroke-color="#000000" draw:marker-start-width="0.095cm" draw:marker-end-width="0.095cm" draw:textarea-horizontal-align="center" draw:textarea-vertical-align="middle" fo:padding-top="0.113cm" fo:padding-bottom="0.113cm" fo:padding-left="0.113cm" fo:padding-right="0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24cm" svg:stroke-color="#000000" draw:marker-start-width="0.111cm" draw:marker-end-width="0.111cm" draw:textarea-horizontal-align="center" draw:textarea-vertical-align="middle" fo:padding-top="0.118cm" fo:padding-bottom="0.118cm" fo:padding-left="0.118cm" fo:padding-right="0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25cm" svg:stroke-color="#000000" draw:marker-start-width="0.127cm" draw:marker-end-width="0.127cm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259cm" svg:stroke-color="#000000" draw:marker-start-width="0.139cm" draw:marker-end-width="0.139cm" draw:textarea-horizontal-align="center" draw:textarea-vertical-align="middle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27cm" svg:stroke-color="#000000" draw:marker-start-width="0.153cm" draw:marker-end-width="0.153cm" draw:textarea-horizontal-align="center" draw:textarea-vertical-align="middle" fo:padding-top="0.131cm" fo:padding-bottom="0.131cm" fo:padding-left="0.131cm" fo:padding-right="0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28cm" svg:stroke-color="#000000" draw:marker-start-width="0.171cm" draw:marker-end-width="0.171cm" draw:textarea-horizontal-align="center" draw:textarea-vertical-align="middle" fo:padding-top="0.138cm" fo:padding-bottom="0.138cm" fo:padding-left="0.138cm" fo:padding-right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289cm" svg:stroke-color="#000000" draw:marker-start-width="0.183cm" draw:marker-end-width="0.183cm" draw:textarea-horizontal-align="center" draw:textarea-vertical-align="middle" fo:padding-top="0.141cm" fo:padding-bottom="0.141cm" fo:padding-left="0.141cm" fo:padding-right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2,00 až 2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24T14:56:58.744000000</dc:date>
    <meta:editing-duration>PT5M21S</meta:editing-duration>
    <meta:editing-cycles>4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